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2em"/>
        <mo stretchy="false">=</mo>
        <mspace width="2em"/>
      </mrow>
      <mi>c</mi>
      <mspace width="0.5em"/>
      <mi>m</mi>
      <mspace width="0.5em"/>
      <mi mathvariant="normal">Δ</mi>
      <mi>T</mi>
      <mrow>
        <mspace width="2em"/>
        <mo stretchy="false">=</mo>
        <mspace width="2em"/>
      </mrow>
      <mi>c</mi>
      <mspace width="0.5em"/>
      <mi>m</mi>
      <mspace width="0.5em"/>
      <mrow>
        <mo fence="true" stretchy="false">(</mo>
        <mrow>
          <mrow>
            <msub>
              <mi>T</mi>
              <mtext>E</mtext>
            </msub>
            <mrow>
              <mspace width="2em"/>
              <mo stretchy="false">−</mo>
              <mspace width="2em"/>
            </mrow>
            <msub>
              <mi>T</mi>
              <mtext>A</mtext>
            </msub>
          </mrow>
        </mrow>
        <mo fence="true" stretchy="false">)</mo>
      </mrow>
    </mrow>
    <annotation encoding="StarMath 5.0">Q ~=~ c ` m ` %DELTA T 
~=~ c ` m ` ( T _"E" ~-~ T _"A"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43:03.844000000</meta:creation-date>
    <dc:date>2015-03-31T12:43:57.965000000</dc:date>
    <meta:editing-duration>PT54S</meta:editing-duration>
    <meta:editing-cycles>1</meta:editing-cycles>
    <meta:generator>LibreOffice/4.3.4.1$Windows_x86 LibreOffice_project/bc356b2f991740509f321d70e4512a6a54c5f243</meta:generator>
  </office:meta>
</office:document-meta>
</file>